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main{</text:p>
      <text:p text:style-name="Standard"><text:s text:c="4"/>public static void main(String[]args){</text:p>
      <text:p text:style-name="Standard"><text:s text:c="8"/>dog d=new dog();</text:p>
      <text:p text:style-name="Standard"><text:s text:c="8"/>d.bark();</text:p>
      <text:p text:style-name="Standard"><text:s text:c="8"/></text:p>
      <text:p text:style-name="Standard"><text:s text:c="4"/>}</text:p>
      <text:p text:style-name="Standard">}</text:p>
      <text:p text:style-name="Standard">public interface Animal{</text:p>
      <text:p text:style-name="Standard"><text:s text:c="4"/>void bark();</text:p>
      <text:p text:style-name="Standard">}</text:p>
      <text:p text:style-name="Standard">public class dog implements Animal{</text:p>
      <text:p text:style-name="Standard"><text:s text:c="4"/>public void bark(){</text:p>
      <text:p text:style-name="Standard"><text:s text:c="8"/>System.out.println("dog is barking"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19:11.784489254</meta:creation-date>
    <dc:date>2024-09-19T11:19:38.098604566</dc:date>
    <meta:editing-duration>PT26S</meta:editing-duration>
    <meta:editing-cycles>1</meta:editing-cycles>
    <meta:document-statistic meta:table-count="0" meta:image-count="0" meta:object-count="0" meta:page-count="1" meta:paragraph-count="15" meta:word-count="32" meta:character-count="265" meta:non-whitespace-character-count="195"/>
    <meta:generator>LibreOffice/6.4.7.2$Linux_X86_64 LibreOffice_project/40$Build-2</meta:generator>
  </office:meta>
</office:document-meta>
</file>